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tarSymbol" svg:font-family="StarSymbol"/>
    <style:font-face style:name="NewsGotT" svg:font-family="NewsGot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0">
      <style:text-properties officeooo:paragraph-rsid="00137822"/>
    </style:style>
    <style:style style:name="P2" style:family="paragraph" style:parent-style-name="Standard">
      <style:paragraph-properties>
        <style:tab-stops>
          <style:tab-stop style:position="8.396cm"/>
        </style:tab-stops>
      </style:paragraph-properties>
      <style:text-properties fo:font-size="10pt" officeooo:rsid="0005799c" officeooo:paragraph-rsid="000682a4" style:font-size-asian="10pt" style:font-size-complex="10pt"/>
    </style:style>
    <style:style style:name="P3" style:family="paragraph" style:parent-style-name="Standard" style:list-style-name="L7">
      <style:text-properties fo:font-size="10pt" officeooo:paragraph-rsid="000cbba0" style:font-size-asian="10pt" style:font-size-complex="10pt"/>
    </style:style>
    <style:style style:name="P4" style:family="paragraph" style:parent-style-name="Standard" style:list-style-name="L7">
      <style:text-properties fo:font-size="10pt" officeooo:rsid="000cbba0" officeooo:paragraph-rsid="000cbba0" style:font-size-asian="10pt" style:font-size-complex="10pt"/>
    </style:style>
    <style:style style:name="P5" style:family="paragraph" style:parent-style-name="Standard" style:list-style-name="L10">
      <style:text-properties fo:font-size="10pt" officeooo:rsid="000e819e" officeooo:paragraph-rsid="000e819e" style:font-size-asian="10pt" style:font-size-complex="10pt"/>
    </style:style>
    <style:style style:name="P6" style:family="paragraph" style:parent-style-name="Standard" style:list-style-name="L10">
      <style:text-properties fo:font-size="10pt" officeooo:paragraph-rsid="000e819e" style:font-size-asian="10pt" style:font-size-complex="10pt"/>
    </style:style>
    <style:style style:name="P7" style:family="paragraph" style:parent-style-name="Standard" style:list-style-name="L10">
      <style:text-properties fo:font-size="10pt" officeooo:paragraph-rsid="00137822" style:font-size-asian="10pt" style:font-size-complex="10pt"/>
    </style:style>
    <style:style style:name="P8" style:family="paragraph" style:parent-style-name="Standard" style:list-style-name="L6">
      <style:text-properties fo:font-size="10pt" style:font-size-asian="10pt" style:font-size-complex="10pt"/>
    </style:style>
    <style:style style:name="P9" style:family="paragraph" style:parent-style-name="Standard" style:list-style-name="L6">
      <style:text-properties fo:color="#dc2300" fo:font-size="10pt" style:font-size-asian="10pt" style:font-size-complex="10pt"/>
    </style:style>
    <style:style style:name="P10" style:family="paragraph" style:parent-style-name="Standard" style:list-style-name="L10">
      <style:text-properties fo:color="#dc2300" fo:font-size="10pt" fo:font-weight="normal" officeooo:paragraph-rsid="00137822" style:font-size-asian="10pt" style:font-weight-asian="normal" style:font-size-complex="10pt" style:font-weight-complex="normal"/>
    </style:style>
    <style:style style:name="P11" style:family="paragraph" style:parent-style-name="Standard" style:list-style-name="L10">
      <style:text-properties fo:color="#dc2300" officeooo:paragraph-rsid="00137822"/>
    </style:style>
    <style:style style:name="P12" style:family="paragraph" style:parent-style-name="Heading_20_1">
      <style:text-properties fo:font-size="10pt" style:font-size-asian="10pt" style:font-size-complex="10pt"/>
    </style:style>
    <style:style style:name="P13" style:family="paragraph" style:parent-style-name="Text_20_body">
      <style:text-properties fo:font-size="10pt" style:font-size-asian="10pt" style:font-size-complex="10pt"/>
    </style:style>
    <style:style style:name="P14" style:family="paragraph" style:parent-style-name="Text_20_body" style:list-style-name="L1">
      <style:text-properties fo:font-size="10pt" style:font-size-asian="10pt" style:font-size-complex="10pt"/>
    </style:style>
    <style:style style:name="P15" style:family="paragraph" style:parent-style-name="Text_20_body">
      <style:text-properties fo:font-size="10pt" officeooo:rsid="0008786b" officeooo:paragraph-rsid="0008786b" style:font-size-asian="10pt" style:font-size-complex="10pt"/>
    </style:style>
    <style:style style:name="P16" style:family="paragraph" style:parent-style-name="Text_20_body" style:list-style-name="L2">
      <style:text-properties fo:font-size="10pt" officeooo:rsid="0008786b" officeooo:paragraph-rsid="0008786b" style:font-size-asian="10pt" style:font-size-complex="10pt"/>
    </style:style>
    <style:style style:name="P17" style:family="paragraph" style:parent-style-name="Text_20_body" style:list-style-name="L3">
      <style:text-properties fo:font-size="10pt" officeooo:rsid="0008786b" officeooo:paragraph-rsid="0008786b" style:font-size-asian="10pt" style:font-size-complex="10pt"/>
    </style:style>
    <style:style style:name="P18" style:family="paragraph" style:parent-style-name="Text_20_body" style:list-style-name="L4">
      <style:text-properties fo:font-size="10pt" officeooo:rsid="0008786b" officeooo:paragraph-rsid="0008786b" style:font-size-asian="10pt" style:font-size-complex="10pt"/>
    </style:style>
    <style:style style:name="P19" style:family="paragraph" style:parent-style-name="Text_20_body">
      <style:text-properties fo:font-size="10pt" officeooo:rsid="0009cf44" officeooo:paragraph-rsid="0009cf44" style:font-size-asian="10pt" style:font-size-complex="10pt"/>
    </style:style>
    <style:style style:name="P20" style:family="paragraph" style:parent-style-name="Text_20_body" style:list-style-name="L5">
      <style:text-properties fo:font-size="10pt" officeooo:rsid="0009cf44" officeooo:paragraph-rsid="0009cf44" style:font-size-asian="10pt" style:font-size-complex="10pt"/>
    </style:style>
    <style:style style:name="P21" style:family="paragraph" style:parent-style-name="Text_20_body" style:list-style-name="L6">
      <style:text-properties fo:font-size="10pt" style:font-size-asian="10pt" style:font-size-complex="10pt"/>
    </style:style>
    <style:style style:name="P22" style:family="paragraph" style:parent-style-name="Text_20_body">
      <style:text-properties fo:font-size="10pt" officeooo:rsid="000cbba0" officeooo:paragraph-rsid="000e819e" style:font-size-asian="10pt" style:font-size-complex="10pt"/>
    </style:style>
    <style:style style:name="P23" style:family="paragraph" style:parent-style-name="Text_20_body">
      <style:text-properties fo:font-size="10pt" officeooo:paragraph-rsid="000e819e" style:font-size-asian="10pt" style:font-size-complex="10pt"/>
    </style:style>
    <style:style style:name="P24" style:family="paragraph" style:parent-style-name="Text_20_body">
      <style:text-properties fo:font-size="10pt" officeooo:rsid="000f1f4d" officeooo:paragraph-rsid="000f1f4d" style:font-size-asian="10pt" style:font-size-complex="10pt"/>
    </style:style>
    <style:style style:name="P25" style:family="paragraph" style:parent-style-name="Text_20_body" style:list-style-name="L8">
      <style:text-properties fo:font-size="10pt" officeooo:rsid="000e819e" style:font-size-asian="10pt" style:font-size-complex="10pt"/>
    </style:style>
    <style:style style:name="P26" style:family="paragraph" style:parent-style-name="Text_20_body">
      <style:text-properties fo:font-size="10pt" officeooo:rsid="000e819e" officeooo:paragraph-rsid="000e819e" style:font-size-asian="10pt" style:font-size-complex="10pt"/>
    </style:style>
    <style:style style:name="P27" style:family="paragraph" style:parent-style-name="Text_20_body" style:list-style-name="L9">
      <style:text-properties fo:font-size="10pt" officeooo:rsid="000e819e" officeooo:paragraph-rsid="000e819e" style:font-size-asian="10pt" style:font-size-complex="10pt"/>
    </style:style>
    <style:style style:name="P28" style:family="paragraph" style:parent-style-name="Text_20_body" style:list-style-name="L8">
      <style:text-properties fo:font-size="10pt" style:font-size-asian="10pt" style:font-size-complex="10pt"/>
    </style:style>
    <style:style style:name="P29" style:family="paragraph" style:parent-style-name="Text_20_body" style:list-style-name="L8">
      <style:text-properties fo:font-size="10pt" officeooo:rsid="0012d1b5" officeooo:paragraph-rsid="0012d1b5" style:font-size-asian="10pt" style:font-size-complex="10pt"/>
    </style:style>
    <style:style style:name="P30" style:family="paragraph" style:parent-style-name="Text_20_body" style:list-style-name="L9">
      <style:text-properties fo:font-size="10pt" officeooo:rsid="0014a7d7" officeooo:paragraph-rsid="0014a7d7" style:font-size-asian="10pt" style:font-size-complex="10pt"/>
    </style:style>
    <style:style style:name="P31" style:family="paragraph" style:parent-style-name="Heading_20_2">
      <style:text-properties fo:font-size="10pt" style:font-size-asian="10pt" style:font-size-complex="10pt"/>
    </style:style>
    <style:style style:name="P32" style:family="paragraph" style:parent-style-name="Heading_20_2">
      <style:text-properties fo:font-size="10pt" officeooo:paragraph-rsid="000682a4" style:font-size-asian="10pt" style:font-size-complex="10pt"/>
    </style:style>
    <style:style style:name="P33" style:family="paragraph" style:parent-style-name="Heading_20_2">
      <style:text-properties fo:font-size="10pt" officeooo:rsid="000cbba0" style:font-size-asian="10pt" style:font-size-complex="10pt"/>
    </style:style>
    <style:style style:name="P34" style:family="paragraph" style:parent-style-name="Heading_20_3" style:master-page-name="">
      <style:paragraph-properties fo:margin-left="0cm" fo:margin-right="0cm" fo:margin-top="0.423cm" fo:margin-bottom="0.212cm" style:contextual-spacing="false" fo:text-indent="0cm" style:auto-text-indent="false" style:page-number="auto" fo:keep-with-next="always"/>
      <style:text-properties fo:font-size="10pt" officeooo:paragraph-rsid="000cbba0" style:font-size-asian="10pt" style:font-size-complex="10pt"/>
    </style:style>
    <style:style style:name="P35" style:family="paragraph" style:parent-style-name="Title">
      <style:text-properties fo:font-size="10pt" style:font-size-asian="10pt" style:font-size-complex="10pt"/>
    </style:style>
    <style:style style:name="T1" style:family="text">
      <style:text-properties officeooo:rsid="000682a4"/>
    </style:style>
    <style:style style:name="T2" style:family="text">
      <style:text-properties officeooo:rsid="0008786b"/>
    </style:style>
    <style:style style:name="T3" style:family="text">
      <style:text-properties officeooo:rsid="0009cf44"/>
    </style:style>
    <style:style style:name="T4" style:family="text">
      <style:text-properties officeooo:rsid="000b1da4"/>
    </style:style>
    <style:style style:name="T5" style:family="text">
      <style:text-properties officeooo:rsid="000cbba0"/>
    </style:style>
    <style:style style:name="T6" style:family="text">
      <style:text-properties officeooo:rsid="000e819e"/>
    </style:style>
    <style:style style:name="T7" style:family="text">
      <style:text-properties officeooo:rsid="00112cb5"/>
    </style:style>
    <style:style style:name="T8" style:family="text">
      <style:text-properties officeooo:rsid="0012d1b5"/>
    </style:style>
    <style:style style:name="T9" style:family="text">
      <style:text-properties fo:font-size="10pt" style:font-size-asian="10pt" style:font-size-complex="10pt"/>
    </style:style>
    <style:style style:name="T10" style:family="text">
      <style:text-properties fo:font-size="10pt" officeooo:rsid="000e819e" style:font-size-asian="10pt" style:font-size-complex="10pt"/>
    </style:style>
    <style:style style:name="T11" style:family="text">
      <style:text-properties fo:font-size="10pt" style:font-name-asian="NewsGotT" style:font-size-asian="10pt" style:font-size-complex="10pt"/>
    </style:style>
    <style:style style:name="T12" style:family="text">
      <style:text-properties fo:font-weight="bold" style:font-weight-asian="bold"/>
    </style:style>
    <style:style style:name="T13" style:family="text">
      <style:text-properties fo:font-weight="bold" style:font-name-asian="NewsGotT" style:font-weight-asian="bold"/>
    </style:style>
    <style:style style:name="T14" style:family="text">
      <style:text-properties fo:font-weight="bold" officeooo:rsid="00133908" style:font-name-asian="NewsGotT" style:font-weight-asian="bold"/>
    </style:style>
    <style:style style:name="T15" style:family="text">
      <style:text-properties style:font-name-asian="NewsGotT"/>
    </style:style>
    <style:style style:name="T16" style:family="text">
      <style:text-properties officeooo:rsid="00137822" style:font-name-asian="NewsGotT"/>
    </style:style>
    <style:style style:name="T17" style:family="text">
      <style:text-properties officeooo:rsid="00137822"/>
    </style:style>
    <style:style style:name="T18" style:family="text">
      <style:text-properties fo:language="es" fo:country="ES"/>
    </style:style>
    <style:style style:name="T19" style:family="text">
      <style:text-properties fo:language="es" fo:country="ES" style:font-name-asian="NewsGotT"/>
    </style:style>
    <style:style style:name="T20" style:family="text">
      <style:text-properties fo:color="#dc23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Las Tecnologías de la Información en la Administración.</text:p>
      <text:p text:style-name="P2"/>
      <text:p text:style-name="P13">La Junta de Andalucía aplica las tecnologías de la información para prestar servicios y relacionarse con la ciudadanía y para aumentar su eficacia interna a través de la mejora de la productividad. Es capital, en este punto, <text:s/>el uso racional, sostenible, seguro y eficaz de las tecnología de la información.</text:p>
      <text:p text:style-name="P2"/>
      <text:h text:style-name="P12" text:outline-level="1">Información y servicios públicos por Internet</text:h>
      <text:p text:style-name="P13"/>
      <text:p text:style-name="Text_20_body"><text:span text:style-name="T9">A través del portal corporativo, del resto de sitios web y de las redes sociales, que en conjunto conforman la presencia web de la Junta de Andalucía, la administración autonómica ofrece </text:span><text:span text:style-name="Strong_20_Emphasis"><text:span text:style-name="T9">información y servicios</text:span></text:span><text:span text:style-name="T9">. El compromiso consiste en avanzar en el gobierno abierto, promoviendo la participación y colaboración de la ciudadanía con medidas de transparencia como el </text:span><text:span text:style-name="Strong_20_Emphasis"><text:span text:style-name="T9">portal de datos abiertos</text:span></text:span><text:span text:style-name="T9">.</text:span></text:p>
      <text:list xml:id="list8607037952134223982" text:style-name="L1">
        <text:list-header>
          <text:p text:style-name="P14"/>
        </text:list-header>
      </text:list>
      <text:h text:style-name="P32" text:outline-level="2"><text:span text:style-name="T1">El portal de la </text:span>Junta de Andalucía <text:span text:style-name="T2">y la infraestructura web corporativa</text:span></text:h>
      <text:p text:style-name="P13"><text:span text:style-name="T1">El portal</text:span> corporativo ofrece información y <text:span text:style-name="T1">acceso a los servicios públicos disponibles, facilitando el acceso para </text:span>realizar trámites a través de Internet, <text:span text:style-name="T1">acercando la administración al administrado. Facilitando los mecanismos para </text:span><text:s text:c="2"/>aumentar la transparencia sobre su actividad y favorecer la participación de la ciudadanía en la gestión pública.</text:p>
      <text:p text:style-name="P15">La infraestructura del portal corporativo se compone de varios productos que permiten modelar la presencia en internet de la Junta de Andalucía de una forma eficiente y sostenible, junto con el propio portal desarrollado con un gestor de contenidos de la comunidad de software libre, caben destacar los siguientes <text:span text:style-name="T4">elementos</text:span>:</text:p>
      <text:list xml:id="list5549190593216207759" text:style-name="L2">
        <text:list-item>
          <text:p text:style-name="P16">iCMS </text:p>
        </text:list-item>
        <text:list-item>
          <text:p text:style-name="P16">Plataforma de Micrositios</text:p>
        </text:list-item>
        <text:list-item>
          <text:p text:style-name="P16">Sede electrónica del BOJA</text:p>
        </text:list-item>
      </text:list>
      <text:p text:style-name="P15"/>
      <text:h text:style-name="P31" text:outline-level="2">Servicios y Trámites.</text:h>
      <text:p text:style-name="P15">La Junta de Andalucía proporciona facilidades para poder realizar telemáticamente la mayoría de sus trámites a través de internet. Para ello ha realizado una inversión importante en una plataforma propia de administración electrónica, así como en el desarrollo de la firma digital. Propiciando, además el uso del certificado digital mediante acuerdos con la Fábrica Nacional de Moneda y Timbre.</text:p>
      <text:list xml:id="list4387083838816812570" text:style-name="L3">
        <text:list-item>
          <text:p text:style-name="P17">Administración electrónica: El acceso a los trámites y su realización a través de internet.</text:p>
        </text:list-item>
        <text:list-item>
          <text:p text:style-name="P17">La firma electrónica y el certificado digital</text:p>
        </text:list-item>
      </text:list>
      <text:h text:style-name="P31" text:outline-level="2"><text:span text:style-name="T2">Gobierno Abierto</text:span>.</text:h>
      <text:p text:style-name="P15">El uso de las TIC facilita la transición del Gobierno electrónico al gobierno abierto cuyos pilares son la transparencia, la participación y la colaboración. Las TIC de la Junta de Andalucía trabajan en el desarrollo de herramientas que propicien este cambio.</text:p>
      <text:list xml:id="list5869143375009428874" text:style-name="L4">
        <text:list-item>
          <text:p text:style-name="P18">El portal de Datos Abiertos.</text:p>
        </text:list-item>
        <text:list-item>
          <text:p text:style-name="P18">Cauces de participación ciudadana</text:p>
          <text:p text:style-name="P18"/>
        </text:list-item>
      </text:list>
      <text:h text:style-name="P31" text:outline-level="2">Herramientas de uso genera<text:span text:style-name="T3">l</text:span> para la ciudadanía</text:h>
      <text:p text:style-name="P19">La Junta de Andalucía facilita el acceso a las TIC a la ciudadanía con diferentes proyectos. </text:p>
      <text:list xml:id="list1879188602356528191" text:style-name="L5">
        <text:list-item>
          <text:p text:style-name="P20">El correo del ciudadano.</text:p>
        </text:list-item>
        <text:list-item>
          <text:p text:style-name="P20">El Sistema Operativo Libre Guadalinex, <text:span text:style-name="T4">la promoción del software libre y los formatos abiertos.</text:span></text:p>
        </text:list-item>
      </text:list>
      <text:h text:style-name="P12" text:outline-level="1"><text:soft-page-break/>Uso <text:span text:style-name="T5">de la informática en la propia administración.</text:span></text:h>
      <text:h text:style-name="P33" text:outline-level="2">Sistemas de Información sectoriales en materia de Hacienda y Administración Pública.</text:h>
      <text:list xml:id="list3236130562790054395" text:style-name="L6">
        <text:list-item>
          <text:p text:style-name="P21">Sistemas de información económico-financieros: <text:span text:style-name="T5">Que facilitan la</text:span> gestión del presupuesto, los ingresos, los gastos, la contratación, etc. de la Junta de Andalucía. Para ello, utiliza aplicaciones informáticas en las que todos los organismos introducen la información económico-financiera.</text:p>
        </text:list-item>
        <text:list-item>
          <text:p text:style-name="P9"><text:span text:style-name="T14">D</text:span><text:span text:style-name="T12">esarrollo</text:span><text:span text:style-name="T13"> </text:span><text:span text:style-name="T12">de</text:span><text:span text:style-name="T13"> </text:span><text:span text:style-name="T12">soluciones</text:span><text:span text:style-name="T13"> </text:span><text:span text:style-name="T12">corporativas</text:span><text:span text:style-name="T13"> </text:span><text:span text:style-name="T12">para</text:span><text:span text:style-name="T13"> </text:span><text:span text:style-name="T12">la</text:span><text:span text:style-name="T13"> </text:span><text:span text:style-name="T12">gestión</text:span><text:span text:style-name="T13"> </text:span><text:span text:style-name="T12">de</text:span><text:span text:style-name="T13"> </text:span><text:span text:style-name="T12">la</text:span><text:span text:style-name="T13"> </text:span><text:span text:style-name="T12">actividad</text:span><text:span text:style-name="T13"> </text:span><text:span text:style-name="T12">administrativa</text:span><text:span text:style-name="T13"> </text:span><text:span text:style-name="T12">(gestión</text:span><text:span text:style-name="T13"> </text:span><text:span text:style-name="T12">económico-financiera,</text:span><text:span text:style-name="T13"> </text:span><text:span text:style-name="T12">recursos</text:span><text:span text:style-name="T13"> </text:span><text:span text:style-name="T12">humanos,</text:span><text:span text:style-name="T13"> </text:span><text:span text:style-name="T12">contratación,</text:span><text:span text:style-name="T13"> </text:span><text:span text:style-name="T12">gestión</text:span><text:span text:style-name="T13"> </text:span><text:span text:style-name="T12">del</text:span><text:span text:style-name="T13"> </text:span><text:span text:style-name="T12">conocimiento,</text:span><text:span text:style-name="T13"> </text:span><text:span text:style-name="T12">calidad</text:span><text:span text:style-name="T13"> </text:span><text:span text:style-name="T12">integral</text:span><text:span text:style-name="T13"> </text:span><text:span text:style-name="T12">e</text:span><text:span text:style-name="T13"> </text:span><text:span text:style-name="T12">integrada,</text:span><text:span text:style-name="T13"> </text:span><text:span text:style-name="T12">etc.),</text:span><text:span text:style-name="T13"> </text:span><text:span text:style-name="T12">a</text:span><text:span text:style-name="T13"> </text:span><text:span text:style-name="T12">incorporar</text:span><text:span text:style-name="T13"> </text:span><text:span text:style-name="T12">en</text:span><text:span text:style-name="T13"> </text:span><text:span text:style-name="T12">la</text:span><text:span text:style-name="T13"> </text:span><text:span text:style-name="T12">nueva</text:span><text:span text:style-name="T13"> </text:span><text:span text:style-name="T12">plataforma</text:span><text:span text:style-name="T13"> </text:span><text:span text:style-name="T12">tecnológica</text:span><text:span text:style-name="T13"> </text:span><text:span text:style-name="T12">corporativa</text:span><text:span text:style-name="T13"> </text:span><text:span text:style-name="T12">de</text:span><text:span text:style-name="T13"> </text:span><text:span text:style-name="T12">Gestión</text:span><text:span text:style-name="T13"> </text:span><text:span text:style-name="T12">Integrada</text:span><text:span text:style-name="T13"> </text:span><text:span text:style-name="T12">de</text:span><text:span text:style-name="T13"> </text:span><text:span text:style-name="T12">Recursos</text:span><text:span text:style-name="T13"> </text:span><text:span text:style-name="T12">Organizativos</text:span>,<text:span text:style-name="T15"> </text:span>en<text:span text:style-name="T15"> </text:span>acrónimo<text:span text:style-name="T15"> </text:span>(GIRO),<text:span text:style-name="T15"> </text:span>en<text:span text:style-name="T15"> </text:span>fase<text:span text:style-name="T15"> </text:span>de<text:span text:style-name="T15"> </text:span>implantación<text:span text:style-name="T15"> </text:span>progresiva<text:span text:style-name="T15"> </text:span>en<text:span text:style-name="T15"> </text:span>el<text:span text:style-name="T15"> </text:span>escenario<text:span text:style-name="T15"> </text:span>de<text:span text:style-name="T15"> </text:span>los<text:span text:style-name="T15"> </text:span>próximos<text:span text:style-name="T15"> </text:span>tres<text:span text:style-name="T15"> </text:span>años.<text:span text:style-name="T15"> </text:span>Este<text:span text:style-name="T15"> </text:span>Proyecto,<text:span text:style-name="T15"> </text:span>como<text:span text:style-name="T15"> </text:span>plataforma<text:span text:style-name="T15"> </text:span>tecnológica<text:span text:style-name="T15"> </text:span>que<text:span text:style-name="T15"> </text:span>estará<text:span text:style-name="T15"> </text:span>operativa<text:span text:style-name="T15"> </text:span>en<text:span text:style-name="T15"> </text:span>la<text:span text:style-name="T15"> </text:span>Administración<text:span text:style-name="T15"> </text:span>de<text:span text:style-name="T15"> </text:span>la<text:span text:style-name="T15"> </text:span>Junta<text:span text:style-name="T15"> </text:span>de<text:span text:style-name="T15"> </text:span>Andalucía<text:span text:style-name="T15"> </text:span>y<text:span text:style-name="T15"> </text:span>en<text:span text:style-name="T15"> </text:span>sus<text:span text:style-name="T15"> </text:span>entidades<text:span text:style-name="T15"> </text:span>instrumentales<text:span text:style-name="T15"> </text:span>en<text:span text:style-name="T15"> </text:span>201<text:span text:style-name="T17">5</text:span>,<text:span text:style-name="T15"> </text:span>integrará<text:span text:style-name="T15"> </text:span>de<text:span text:style-name="T15"> </text:span>forma<text:span text:style-name="T15"> </text:span>totalmente<text:span text:style-name="T15"> </text:span>telematizada<text:span text:style-name="T15"> </text:span>el<text:span text:style-name="T15"> </text:span>conjunto<text:span text:style-name="T15"> </text:span>de<text:span text:style-name="T15"> </text:span>procesos<text:span text:style-name="T15"> </text:span>de<text:span text:style-name="T15"> </text:span>gestión<text:span text:style-name="T15"> </text:span>y<text:span text:style-name="T15"> </text:span>planificación<text:span text:style-name="T15"> </text:span>sobre<text:span text:style-name="T15"> </text:span>servicios<text:span text:style-name="T15"> </text:span>económicos,<text:span text:style-name="T15"> </text:span>financieros<text:span text:style-name="T15"> </text:span>y<text:span text:style-name="T15"> </text:span>de<text:span text:style-name="T15"> </text:span>ingresos<text:span text:style-name="T15"> </text:span>y<text:span text:style-name="T15"> </text:span>gastos,<text:span text:style-name="T15"> </text:span>contratación<text:span text:style-name="T15"> </text:span>administrativa<text:span text:style-name="T15"> </text:span>y<text:span text:style-name="T15"> </text:span>recursos<text:span text:style-name="T15"> </text:span>humanos,<text:span text:style-name="T15"> </text:span>a<text:span text:style-name="T15"> </text:span>través<text:span text:style-name="T15"> </text:span>de<text:span text:style-name="T15"> </text:span>un<text:span text:style-name="T15"> </text:span>sistema<text:span text:style-name="T15"> </text:span>diseñado<text:span text:style-name="T15"> </text:span>para<text:span text:style-name="T15"> </text:span>organizaciones<text:span text:style-name="T15"> </text:span>complejas<text:span text:style-name="T15"> </text:span>y<text:span text:style-name="T15"> </text:span>adaptado<text:span text:style-name="T15"> </text:span>a<text:span text:style-name="T15"> </text:span>las<text:span text:style-name="T15"> </text:span>necesidades<text:span text:style-name="T15"> </text:span>específicas<text:span text:style-name="T15"> </text:span>de<text:span text:style-name="T15"> </text:span>la<text:span text:style-name="T15"> </text:span>Administración<text:span text:style-name="T15"> </text:span>autonómica.<text:span text:style-name="T15"> </text:span>Dará<text:span text:style-name="T15"> </text:span>cobertura<text:span text:style-name="T15"> </text:span>funcional<text:span text:style-name="T15"> </text:span>completa<text:span text:style-name="T15"> </text:span>y<text:span text:style-name="T15"> </text:span>gran<text:span text:style-name="T15"> </text:span>flexibilidad<text:span text:style-name="T15"> </text:span>y<text:span text:style-name="T15"> </text:span>escalabilidad<text:span text:style-name="T15"> </text:span>para<text:span text:style-name="T15"> </text:span>adaptar<text:span text:style-name="T15"> </text:span>la<text:span text:style-name="T15"> </text:span>solución<text:span text:style-name="T15"> </text:span>tecnológica<text:span text:style-name="T15"> </text:span>elegida<text:span text:style-name="T15"> </text:span>(ERP),<text:span text:style-name="T15"> </text:span>a<text:span text:style-name="T15"> </text:span>los<text:span text:style-name="T15"> </text:span>cambios<text:span text:style-name="T15"> </text:span>legales<text:span text:style-name="T15"> </text:span>y<text:span text:style-name="T15"> </text:span>a<text:span text:style-name="T15"> </text:span>los<text:span text:style-name="T15"> </text:span>requerimientos<text:span text:style-name="T15"> </text:span>de<text:span text:style-name="T15"> </text:span>gestión<text:span text:style-name="T15"> </text:span>que<text:span text:style-name="T15"> </text:span>soliciten<text:span text:style-name="T15"> </text:span>los<text:span text:style-name="T15"> </text:span>Centros<text:span text:style-name="T15"> </text:span>gestores<text:span text:style-name="T15"> </text:span>funcionales<text:span text:style-name="T15"> </text:span>de<text:span text:style-name="T15"> </text:span>los<text:span text:style-name="T15"> </text:span>actuales<text:span text:style-name="T15"> </text:span>Sistemas<text:span text:style-name="T15"> </text:span>Económico-Financieros,<text:span text:style-name="T15"> </text:span>de<text:span text:style-name="T15"> </text:span>Recursos<text:span text:style-name="T15"> </text:span>Humanos<text:span text:style-name="T15"> </text:span>y<text:span text:style-name="T15"> </text:span>de<text:span text:style-name="T15"> </text:span>Contratación<text:span text:style-name="T15"> </text:span>Administrativa,<text:span text:style-name="T15"> </text:span>de<text:span text:style-name="T15"> </text:span>la<text:span text:style-name="T15"> </text:span>Administración<text:span text:style-name="T15"> </text:span>de<text:span text:style-name="T15"> </text:span>la<text:span text:style-name="T15"> </text:span>Junta<text:span text:style-name="T15"> </text:span>de<text:span text:style-name="T15"> </text:span>Andalucía<text:span text:style-name="T15"> </text:span>y<text:span text:style-name="T15"> </text:span>de<text:span text:style-name="T15"> </text:span>sus<text:span text:style-name="T15"> </text:span>entidades<text:span text:style-name="T15"> </text:span>instrumentales.<text:span text:style-name="T15"> </text:span>De<text:span text:style-name="T15"> </text:span>este<text:span text:style-name="T15"> </text:span>modo,<text:span text:style-name="T15"> </text:span>se<text:span text:style-name="T15"> </text:span>cubrirán<text:span text:style-name="T15"> </text:span>en<text:span text:style-name="T15"> </text:span>una<text:span text:style-name="T15"> </text:span>primera<text:span text:style-name="T15"> </text:span>fase<text:span text:style-name="T15"> </text:span>las<text:span text:style-name="T15"> </text:span>actuales<text:span text:style-name="T15"> </text:span>funcionalidades<text:span text:style-name="T15"> </text:span>ofrecidas<text:span text:style-name="T15"> </text:span>por<text:span text:style-name="T15"> </text:span>el<text:span text:style-name="T15"> </text:span>Sistema<text:span text:style-name="T15"> </text:span>Júpiter,<text:span text:style-name="T15"> </text:span>la<text:span text:style-name="T15"> </text:span>migración<text:span text:style-name="T15"> </text:span>de<text:span text:style-name="T15"> </text:span>los<text:span text:style-name="T15"> </text:span>datos<text:span text:style-name="T15"> </text:span>que<text:span text:style-name="T15"> </text:span>se<text:span text:style-name="T15"> </text:span>estimen<text:span text:style-name="T15"> </text:span>necesarios,<text:span text:style-name="T15"> </text:span>la<text:span text:style-name="T15"> </text:span>puesta<text:span text:style-name="T15"> </text:span>en<text:span text:style-name="T15"> </text:span>productivo<text:span text:style-name="T15"> </text:span>y<text:span text:style-name="T15"> </text:span>el<text:span text:style-name="T15"> </text:span>soporte<text:span text:style-name="T15"> </text:span>y<text:span text:style-name="T15"> </text:span>mantenimiento<text:span text:style-name="T15"> </text:span>a<text:span text:style-name="T15"> </text:span>usuarios,<text:span text:style-name="T15"> </text:span>con<text:span text:style-name="T15"> </text:span>objeto<text:span text:style-name="T15"> </text:span>de<text:span text:style-name="T15"> </text:span>que<text:span text:style-name="T15"> </text:span>en<text:span text:style-name="T15"> </text:span>el<text:span text:style-name="T15"> </text:span>ejercicio<text:span text:style-name="T15"> </text:span>económico<text:span text:style-name="T15"> </text:span>de<text:span text:style-name="T15"> </text:span><text:span text:style-name="T16">2015</text:span><text:span text:style-name="T15"> </text:span>ya<text:span text:style-name="T15"> </text:span>pueda<text:span text:style-name="T15"> </text:span>utilizarse<text:span text:style-name="T15"> </text:span>el<text:span text:style-name="T15"> </text:span>nuevo<text:span text:style-name="T15"> </text:span>Sistema<text:span text:style-name="T15"> </text:span>a<text:span text:style-name="T15"> </text:span>pleno<text:span text:style-name="T15"> </text:span>rendimiento,<text:span text:style-name="T15"> </text:span>al<text:span text:style-name="T15"> </text:span>que<text:span text:style-name="T15"> </text:span>se<text:span text:style-name="T15"> </text:span>irán<text:span text:style-name="T15"> </text:span>agregando<text:span text:style-name="T15"> </text:span>los<text:span text:style-name="T15"> </text:span>restantes<text:span text:style-name="T15"> </text:span>Sistemas<text:span text:style-name="T15"> </text:span>Corporativos<text:span text:style-name="T15"> </text:span>existentes<text:span text:style-name="T15"> </text:span>en<text:span text:style-name="T15"> </text:span>la<text:span text:style-name="T15"> </text:span>actualidad,<text:span text:style-name="T15"> </text:span>en<text:span text:style-name="T15"> </text:span>los<text:span text:style-name="T15"> </text:span>ámbitos<text:span text:style-name="T15"> </text:span>económico-financiero,<text:span text:style-name="T15"> </text:span>de<text:span text:style-name="T15"> </text:span>tributos,<text:span text:style-name="T15"> </text:span>de<text:span text:style-name="T15"> </text:span>recursos<text:span text:style-name="T15"> </text:span>humanos<text:span text:style-name="T15"> </text:span>y<text:span text:style-name="T15"> </text:span>de<text:span text:style-name="T15"> </text:span>contratación<text:span text:style-name="T15"> </text:span>administrativa<text:span text:style-name="T15"> </text:span>en<text:span text:style-name="T15"> </text:span>el<text:span text:style-name="T15"> </text:span>sector<text:span text:style-name="T15"> </text:span>público,<text:span text:style-name="T15"> </text:span>de<text:span text:style-name="T15"> </text:span>la<text:span text:style-name="T15"> </text:span>Administración<text:span text:style-name="T15"> </text:span>de<text:span text:style-name="T15"> </text:span>la<text:span text:style-name="T15"> </text:span>Junta<text:span text:style-name="T15"> </text:span>de<text:span text:style-name="T15"> </text:span>Andalucía<text:span text:style-name="T15"> </text:span>y<text:span text:style-name="T15"> </text:span>de<text:span text:style-name="T15"> </text:span>sus<text:span text:style-name="T15"> </text:span>entidades<text:span text:style-name="T15"> </text:span>instrumentales.</text:p>
          <text:p text:style-name="P8"/>
        </text:list-item>
        <text:list-item>
          <text:p text:style-name="P21">Sistemas de información para la gestión del personal: <text:span text:style-name="T5">Que proporcionan los medios necesarios para </text:span>gestión de la plantilla de empleados públicos, la relación de puestos de trabajo, el pago de las nóminas, etc.</text:p>
        </text:list-item>
        <text:list-item>
          <text:p text:style-name="P21">Sistemas de análisis de datos: <text:span text:style-name="T5">El gran volumen de datos que maneja la Consejería requieren de sistemas que permitan </text:span>analizar y procesar <text:span text:style-name="T5">esta información y ayude en </text:span>la toma de decisiones y la coordinación con otras Administraciones Públicas.</text:p>
        </text:list-item>
      </text:list>
      <text:h text:style-name="P33" text:outline-level="2">Sistemas de tramitación electrónica</text:h>
      <text:p text:style-name="P22">Dentro de los proyectos horizontales que se desarrollan para mejorar el servicio público destacan los proyectos de administración electrónica que persiguen la racionalización de los procedimientos administrativos y su tramitación por medios electrónicos que faciliten el seguimiento y control de cada paso, reduzca el papel y optimice los tiempos de resolución. <text:span text:style-name="T6">Estos sistemas se usan en todos los organismos de la Administración autónoma, reduciendo costes de desarrollo, facilitando la interoperabilidad y el tiempo de adaptación del personal público usuario de estas herramientas.</text:span></text:p>
      <text:p text:style-name="P23"/>
      <text:list xml:id="list51301078203295033" text:style-name="L7">
        <text:list-item>
          <text:h text:style-name="P3" text:outline-level="5">PTWANDA, <text:span text:style-name="T5">VEA</text:span></text:h>
        </text:list-item>
        <text:list-item>
          <text:h text:style-name="P3" text:outline-level="5">Portafirma</text:h>
        </text:list-item>
        <text:list-item>
          <text:h text:style-name="P3" text:outline-level="5">ECO</text:h>
        </text:list-item>
        <text:list-item>
          <text:h text:style-name="P4" text:outline-level="5">@ries</text:h>
        </text:list-item>
      </text:list>
      <text:h text:style-name="P33" text:outline-level="2">Herramientas de productividad para la administración</text:h>
      <text:p text:style-name="P24"><text:span text:style-name="T7">Comprende los trabajos enfocados en la d</text:span>efinición y desarrollo de un modelo de productividad personal para los empleados públicos en el ámbito de la comunicación, la organización personal, y la organización colectiva donde tiene un papel protagonista el trabajo colaborativo, a partir de un uso eficiente y la aplicación de buenas prácticas en el trabajo basadas en las tecnológicas de la información y las comunicaciones.<text:line-break/></text:p>
      <text:list xml:id="list7016113230128623998" text:style-name="L8">
        <text:list-item>
          <text:p text:style-name="P25">El correo corporativo</text:p>
        </text:list-item>
        <text:list-item>
          <text:p text:style-name="P28">Consigna</text:p>
        </text:list-item>
        <text:list-item>
          <text:p text:style-name="P29">Agenda</text:p>
        </text:list-item>
        <text:list-item>
          <text:p text:style-name="P28">Mensajería instantánea</text:p>
        </text:list-item>
        <text:list-item>
          <text:p text:style-name="P28"><text:soft-page-break/>La Red Profesional</text:p>
        </text:list-item>
      </text:list>
      <text:h text:style-name="P33" text:outline-level="2">El puesto de trabajo.</text:h>
      <text:p text:style-name="P26">La gestión eficiente y sostenible del puesto de trabajo, fomentando el uso de herramientas de software libre y realizando políticas de compras que reduzcan el gasto público.</text:p>
      <text:list xml:id="list4210043327462562842" text:style-name="L9">
        <text:list-item>
          <text:p text:style-name="P27">GECOS</text:p>
        </text:list-item>
        <text:list-item>
          <text:p text:style-name="P30">El Catálogo de Bienes Homologados. </text:p>
        </text:list-item>
        <text:list-item>
          <text:p text:style-name="P30">Acuerdos Marco <text:span text:style-name="T20">para la adquisción a gran escala de productos de software en el puesto de trabajo. </text:span></text:p>
          <text:p text:style-name="P27"/>
        </text:list-item>
      </text:list>
      <text:h text:style-name="P34" text:outline-level="3" text:is-list-header="true"/>
      <text:h text:style-name="P12" text:outline-level="1">Organización de la actividad informática en la Junta de Andalucía</text:h>
      <text:p text:style-name="P13">La utilización de la informática por parte de la Junta de Andalucía debe estar organizada para optimizar la inversión, garantizar el funcionamiento y la seguridad de los sistemas y permitir su evolución ágil y su sostenibilidad.</text:p>
      <text:p text:style-name="P13"/>
      <text:p text:style-name="P23">La Junta de Andalucía es una gran organización que ha optado por un modelo de gestión de la informática en el que cada organismo dispone de presupuesto y personal informático propio y la <text:span text:style-name="T6">coordinación se realiza desde la Dirección de Política Digital mediante varios mecanismos:</text:span></text:p>
      <text:p text:style-name="P23"/>
      <text:list xml:id="list341789421334886870" text:style-name="L10">
        <text:list-item>
          <text:h text:style-name="P10" text:outline-level="4"><text:span text:style-name="T6">Gestión de compras y acuerdos marco. Con el objetivo básico de obtener una reducción de costes, optimización de recursos y </text:span><text:span text:style-name="T18">economías</text:span><text:span text:style-name="T19"> </text:span><text:span text:style-name="T18">de</text:span><text:span text:style-name="T19"> </text:span><text:span text:style-name="T18">escala,</text:span><text:span text:style-name="T19"> </text:span><text:span text:style-name="T18">estableciendo</text:span><text:span text:style-name="T19"> </text:span><text:span text:style-name="T18">un</text:span><text:span text:style-name="T19"> </text:span><text:span text:style-name="T18">entorno</text:span><text:span text:style-name="T19"> </text:span><text:span text:style-name="T18">homogéneo</text:span><text:span text:style-name="T19"> </text:span><text:span text:style-name="T18">para</text:span><text:span text:style-name="T19"> </text:span><text:span text:style-name="T18">el</text:span><text:span text:style-name="T19"> </text:span><text:span text:style-name="T18">Gobierno</text:span><text:span text:style-name="T19"> </text:span><text:span text:style-name="T18">de</text:span><text:span text:style-name="T19"> </text:span><text:span text:style-name="T18">los</text:span><text:span text:style-name="T19"> </text:span><text:span text:style-name="T18">servicios</text:span><text:span text:style-name="T19"> </text:span><text:span text:style-name="T18">A</text:span><text:span text:style-name="T19"> </text:span><text:span text:style-name="T18">tal</text:span><text:span text:style-name="T19"> </text:span><text:span text:style-name="T18">efecto,</text:span><text:span text:style-name="T19"> </text:span><text:span text:style-name="T18">se</text:span><text:span text:style-name="T19"> </text:span><text:span text:style-name="T18">refuerza</text:span><text:span text:style-name="T19"> </text:span><text:span text:style-name="T18">el</text:span><text:span text:style-name="T19"> </text:span>Plan<text:span text:style-name="T15"> </text:span>de<text:span text:style-name="T15"> </text:span>racionalización<text:span text:style-name="T15"> </text:span>del<text:span text:style-name="T15"> </text:span>gasto<text:span text:style-name="T15"> </text:span>en<text:span text:style-name="T15"> </text:span>la<text:span text:style-name="T15"> </text:span>Junta<text:span text:style-name="T15"> </text:span>de<text:span text:style-name="T15"> </text:span>Andalucía,<text:span text:style-name="T15"> </text:span>en<text:span text:style-name="T15"> </text:span>la<text:span text:style-name="T15"> </text:span>línea<text:span text:style-name="T15"> </text:span>estratégica<text:span text:style-name="T15"> </text:span>dedicada<text:span text:style-name="T15"> </text:span>a<text:span text:style-name="T15"> </text:span>la<text:span text:style-name="T15"> </text:span>planificación<text:span text:style-name="T15"> </text:span>y<text:span text:style-name="T15"> </text:span>gestión<text:span text:style-name="T15"> </text:span>de<text:span text:style-name="T15"> </text:span>los<text:span text:style-name="T15"> </text:span>sistemas<text:span text:style-name="T15"> </text:span>y<text:span text:style-name="T15"> </text:span>tecnologías<text:span text:style-name="T15"> </text:span>de<text:span text:style-name="T15"> </text:span>información<text:span text:style-name="T15"> </text:span>y<text:span text:style-name="T15"> </text:span>comunicación.</text:h>
          <text:h text:style-name="P10" text:outline-level="4"><text:span text:style-name="T17">La </text:span>Orden de 23 de octubre de 2012, por la que se desarrollan determinados aspectos de la política informática de la Junta de Andalucía <text:span text:style-name="T17">(</text:span><text:a xlink:type="simple" xlink:href="http://juntadeandalucia.es/boja/2012/222/1"><text:span text:style-name="T17">http://juntadeandalucia.es/boja/2012/222/1</text:span></text:a><text:span text:style-name="T17">) estipula los medios para ejercer el control sobre la adquisición de bienes y medios informáticos y la necesidad de la emisión de informe favorables por parte de la DGPD. Asimismo, los acuerdos marco que se establecen para la adquisición de productos a gran escala, se centralizan en esta DGPD para obtener una mayor coordinación y ventajas contractuales y económicas para toda la Junta de Andalucía.</text:span></text:h>
          <text:h text:style-name="P1" text:outline-level="4"/>
        </text:list-item>
        <text:list-item>
          <text:h text:style-name="P5" text:outline-level="4">Definición e implantación de sistemas de información corporativos. (SIGC, CGTT)</text:h>
        </text:list-item>
        <text:list-item>
          <text:h text:style-name="P5" text:outline-level="4">Infraestructuras tecnológicas comunes y centro de respaldo.</text:h>
        </text:list-item>
        <text:list-item>
          <text:h text:style-name="P5" text:outline-level="4">Marco de desarrollo y formación TIC</text:h>
        </text:list-item>
        <text:list-item>
          <text:h text:style-name="P5" text:outline-level="4">Componentes reutilizables y servicios interoperables que facilitan la puesta en marcha de sistemas informáticos <text:span text:style-name="T8">(GUIA,NAOS, PLATINA)</text:span>.</text:h>
        </text:list-item>
        <text:list-item>
          <text:h text:style-name="P5" text:outline-level="4">Fomento del software libre</text:h>
          <text:h text:style-name="P5" text:outline-level="4"/>
        </text:list-item>
        <text:list-item>
          <text:h text:style-name="P11" text:outline-level="4"><text:span text:style-name="T10">Coordinación con otras administraciones públicas:</text:span><text:span text:style-name="T9">En</text:span><text:span text:style-name="T11"> </text:span><text:span text:style-name="T9">su</text:span><text:span text:style-name="T11"> </text:span><text:span text:style-name="T9">relación</text:span><text:span text:style-name="T11"> </text:span><text:span text:style-name="T9">con</text:span><text:span text:style-name="T11"> </text:span><text:span text:style-name="T9">otras</text:span><text:span text:style-name="T11"> </text:span><text:span text:style-name="T9">Administraciones</text:span><text:span text:style-name="T11"> </text:span><text:span text:style-name="T9">y</text:span><text:span text:style-name="T11"> </text:span><text:span text:style-name="T9">otros</text:span><text:span text:style-name="T11"> </text:span><text:span text:style-name="T9">agentes</text:span><text:span text:style-name="T11"> </text:span><text:span text:style-name="T9">clave</text:span><text:span text:style-name="T11"> </text:span><text:span text:style-name="T9">para</text:span><text:span text:style-name="T11"> </text:span><text:span text:style-name="T9">el</text:span><text:span text:style-name="T11"> </text:span><text:span text:style-name="T9">desarrollo</text:span><text:span text:style-name="T11"> </text:span><text:span text:style-name="T9">del</text:span><text:span text:style-name="T11"> </text:span><text:span text:style-name="T9">Gobierno</text:span><text:span text:style-name="T11"> </text:span><text:span text:style-name="T9">electrónico,</text:span><text:span text:style-name="T11"> </text:span><text:span text:style-name="T9">se</text:span><text:span text:style-name="T11"> </text:span><text:span text:style-name="T9">desempeña</text:span><text:span text:style-name="T11"> </text:span><text:span text:style-name="T9">un</text:span><text:span text:style-name="T11"> </text:span><text:span text:style-name="T9">papel</text:span><text:span text:style-name="T11"> </text:span><text:span text:style-name="T9">dinámico</text:span><text:span text:style-name="T11"> </text:span><text:span text:style-name="T9">y</text:span><text:span text:style-name="T11"> </text:span><text:span text:style-name="T9">proactivo,</text:span><text:span text:style-name="T11"> </text:span><text:span text:style-name="T9">estableciendo</text:span><text:span text:style-name="T11"> </text:span><text:span text:style-name="T9">acuerdos</text:span><text:span text:style-name="T11"> </text:span><text:span text:style-name="T9">de</text:span><text:span text:style-name="T11"> </text:span><text:span text:style-name="T9">colaboración</text:span><text:span text:style-name="T11"> </text:span><text:span text:style-name="T9">con</text:span><text:span text:style-name="T11"> </text:span><text:span text:style-name="T9">otras</text:span><text:span text:style-name="T11"> </text:span><text:span text:style-name="T9">Administraciones</text:span><text:span text:style-name="T11"> </text:span><text:span text:style-name="T9">y</text:span><text:span text:style-name="T11"> </text:span><text:span text:style-name="T9">abordando</text:span><text:span text:style-name="T11"> </text:span><text:span text:style-name="T9">proyectos</text:span><text:span text:style-name="T11"> </text:span><text:span text:style-name="T9">conjuntos</text:span><text:span text:style-name="T11"> </text:span><text:span text:style-name="T9">que</text:span><text:span text:style-name="T11"> </text:span><text:span text:style-name="T9">se</text:span><text:span text:style-name="T11"> </text:span><text:span text:style-name="T9">sustentan</text:span><text:span text:style-name="T11"> </text:span><text:span text:style-name="T9">en</text:span><text:span text:style-name="T11"> </text:span><text:span text:style-name="T9">el</text:span><text:span text:style-name="T11"> </text:span><text:span text:style-name="T9">intercambio</text:span><text:span text:style-name="T11"> </text:span><text:span text:style-name="T9">de</text:span><text:span text:style-name="T11"> </text:span><text:span text:style-name="T9">soluciones</text:span><text:span text:style-name="T11"> </text:span><text:span text:style-name="T9">y</text:span><text:span text:style-name="T11"> </text:span><text:span text:style-name="T9">mejores</text:span><text:span text:style-name="T11"> </text:span><text:span text:style-name="T9">prácticas</text:span><text:span text:style-name="T11"> </text:span><text:span text:style-name="T9">y</text:span><text:span text:style-name="T11"> </text:span><text:span text:style-name="T9">en</text:span><text:span text:style-name="T11"> </text:span><text:span text:style-name="T9">el</text:span><text:span text:style-name="T11"> </text:span><text:span text:style-name="T9">deseo</text:span><text:span text:style-name="T11"> </text:span><text:span text:style-name="T9">de</text:span><text:span text:style-name="T11"> </text:span><text:span text:style-name="T9">avanzar</text:span><text:span text:style-name="T11"> </text:span><text:span text:style-name="T9">en</text:span><text:span text:style-name="T11"> </text:span><text:span text:style-name="T9">un</text:span><text:span text:style-name="T11"> </text:span><text:span text:style-name="T9">modelo</text:span><text:span text:style-name="T11"> </text:span><text:span text:style-name="T9">de</text:span><text:span text:style-name="T11"> </text:span><text:span text:style-name="T9">Gobierno</text:span><text:span text:style-name="T11"> </text:span><text:span text:style-name="T9">electrónico</text:span><text:span text:style-name="T11"> </text:span><text:span text:style-name="T9">común.</text:span></text:h>
          <text:h text:style-name="P6" text:outline-level="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tarSymbol" svg:font-family="StarSymbol"/>
    <style:font-face style:name="NewsGotT" svg:font-family="NewsGot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01T11:24:49.664531944</dc:date>
    <dc:creator>Cristina Puente Crespo</dc:creator>
    <meta:editing-duration>PT18H12M</meta:editing-duration>
    <meta:editing-cycles>6</meta:editing-cycles>
    <meta:generator>LibreOffice/4.2.1.1$Linux_x86 LibreOffice_project/d7dbbd7842e6a58b0f521599204e827654e1fb8b</meta:generator>
    <meta:printed-by>Cristina Puente Crespo</meta:printed-by>
    <meta:print-date>2014-08-01T09:30:45.703887856</meta:print-date>
    <meta:document-statistic meta:table-count="0" meta:image-count="0" meta:object-count="0" meta:page-count="3" meta:paragraph-count="64" meta:word-count="1456" meta:character-count="9503" meta:non-whitespace-character-count="8147"/>
  </office:meta>
</office:document-meta>
</file>